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0.504cm"/>
    </style:style>
    <style:style style:name="co3" style:family="table-column">
      <style:table-column-properties fo:break-before="auto" style:column-width="2.168cm"/>
    </style:style>
    <style:style style:name="co4" style:family="table-column">
      <style:table-column-properties fo:break-before="auto" style:column-width="0.893cm"/>
    </style:style>
    <style:style style:name="co5" style:family="table-column">
      <style:table-column-properties fo:break-before="auto" style:column-width="4.05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>
            <text:p>FNODE_,N,11,0</text:p>
          </table:table-cell>
          <table:table-cell office:value-type="string">
            <text:p>TNODE_,N,11,0</text:p>
          </table:table-cell>
          <table:table-cell office:value-type="string">
            <text:p>LPOLY_,N,11,0</text:p>
          </table:table-cell>
          <table:table-cell office:value-type="string">
            <text:p>RPOLY_,N,11,0</text:p>
          </table:table-cell>
          <table:table-cell office:value-type="string">
            <text:p>LENGTH,N,19,5</text:p>
          </table:table-cell>
          <table:table-cell office:value-type="string">
            <text:p>CYCLE_,N,11,0</text:p>
          </table:table-cell>
          <table:table-cell office:value-type="string">
            <text:p>CYCLE_ID,N,11,0</text:p>
          </table:table-cell>
          <table:table-cell office:value-type="string">
            <text:p>CLASS,N,6,0</text:p>
          </table:table-cell>
          <table:table-cell office:value-type="string">
            <text:p>Nom,C,5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434.25882">
            <text:p>434,2588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2003.17627">
            <text:p>2003,17627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353.56919">
            <text:p>1353,56919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470.88264">
            <text:p>470,88264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101.53242">
            <text:p>1101,53242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262.80683">
            <text:p>262,80683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067.3726">
            <text:p>1067,3726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265.72934">
            <text:p>265,72934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491.1525">
            <text:p>491,1525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391.46972">
            <text:p>391,46972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329.17971">
            <text:p>329,17971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301.52284">
            <text:p>301,52284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45.25905">
            <text:p>45,25905</text:p>
          </table:table-cell>
          <table:table-cell office:value-type="float" office:value="24">
            <text:p>24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435.94606">
            <text:p>435,94606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694.53348">
            <text:p>694,53348</text:p>
          </table:table-cell>
          <table:table-cell office:value-type="float" office:value="34">
            <text:p>34</text:p>
          </table:table-cell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342.59024">
            <text:p>1342,59024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98.65878">
            <text:p>198,65878</text:p>
          </table:table-cell>
          <table:table-cell office:value-type="float" office:value="38">
            <text:p>38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505.79075">
            <text:p>505,79075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34.29625">
            <text:p>34,29625</text:p>
          </table:table-cell>
          <table:table-cell office:value-type="float" office:value="47">
            <text:p>47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385.36849">
            <text:p>1385,36849</text:p>
          </table:table-cell>
          <table:table-cell office:value-type="float" office:value="51">
            <text:p>51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84.34679">
            <text:p>84,34679</text:p>
          </table:table-cell>
          <table:table-cell office:value-type="float" office:value="56">
            <text:p>56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985.87982">
            <text:p>1985,87982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28.23452">
            <text:p>128,23452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237.45634">
            <text:p>237,45634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788.49221">
            <text:p>788,49221</text:p>
          </table:table-cell>
          <table:table-cell office:value-type="float" office:value="61">
            <text:p>61</text:p>
          </table:table-cell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50.0556">
            <text:p>150,0556</text:p>
          </table:table-cell>
          <table:table-cell office:value-type="float" office:value="62">
            <text:p>62</text:p>
          </table:table-cell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469.8822">
            <text:p>469,8822</text:p>
          </table:table-cell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414.7961">
            <text:p>414,7961</text:p>
          </table:table-cell>
          <table:table-cell office:value-type="float" office:value="64">
            <text:p>64</text:p>
          </table:table-cell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235.91906">
            <text:p>1235,91906</text:p>
          </table:table-cell>
          <table:table-cell office:value-type="float" office:value="68">
            <text:p>68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732.73665">
            <text:p>732,73665</text:p>
          </table:table-cell>
          <table:table-cell office:value-type="float" office:value="70">
            <text:p>70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396.50917">
            <text:p>396,50917</text:p>
          </table:table-cell>
          <table:table-cell office:value-type="float" office:value="71">
            <text:p>71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258.0244">
            <text:p>258,0244</text:p>
          </table:table-cell>
          <table:table-cell office:value-type="float" office:value="72">
            <text:p>72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482.68735">
            <text:p>482,68735</text:p>
          </table:table-cell>
          <table:table-cell office:value-type="float" office:value="73">
            <text:p>73</text:p>
          </table:table-cell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732.38374">
            <text:p>732,38374</text:p>
          </table:table-cell>
          <table:table-cell office:value-type="float" office:value="74">
            <text:p>74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483.92355">
            <text:p>483,92355</text:p>
          </table:table-cell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450.05174">
            <text:p>450,05174</text:p>
          </table:table-cell>
          <table:table-cell office:value-type="float" office:value="87">
            <text:p>8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426.41581">
            <text:p>426,41581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138.19846">
            <text:p>1138,19846</text:p>
          </table:table-cell>
          <table:table-cell office:value-type="float" office:value="91">
            <text:p>91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206.91019">
            <text:p>206,91019</text:p>
          </table:table-cell>
          <table:table-cell office:value-type="float" office:value="92">
            <text:p>92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33.27727">
            <text:p>33,27727</text:p>
          </table:table-cell>
          <table:table-cell office:value-type="float" office:value="93">
            <text:p>93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98.58116">
            <text:p>198,58116</text:p>
          </table:table-cell>
          <table:table-cell office:value-type="float" office:value="98">
            <text:p>98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380.38698">
            <text:p>380,38698</text:p>
          </table:table-cell>
          <table:table-cell office:value-type="float" office:value="102">
            <text:p>102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347.88523">
            <text:p>347,88523</text:p>
          </table:table-cell>
          <table:table-cell office:value-type="float" office:value="103">
            <text:p>10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52.26785">
            <text:p>52,26785</text:p>
          </table:table-cell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36.79708">
            <text:p>36,79708</text:p>
          </table:table-cell>
          <table:table-cell office:value-type="float" office:value="107">
            <text:p>10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65.67839">
            <text:p>65,67839</text:p>
          </table:table-cell>
          <table:table-cell office:value-type="float" office:value="111">
            <text:p>111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88.14444">
            <text:p>88,14444</text:p>
          </table:table-cell>
          <table:table-cell office:value-type="float" office:value="114">
            <text:p>114</text:p>
          </table:table-cell>
          <table:table-cell office:value-type="float" office:value="97">
            <text:p>97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11.62094">
            <text:p>111,62094</text:p>
          </table:table-cell>
          <table:table-cell office:value-type="float" office:value="116">
            <text:p>116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81.36323">
            <text:p>81,36323</text:p>
          </table:table-cell>
          <table:table-cell office:value-type="float" office:value="117">
            <text:p>117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426.08716">
            <text:p>426,08716</text:p>
          </table:table-cell>
          <table:table-cell office:value-type="float" office:value="120">
            <text:p>12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281.39639">
            <text:p>281,39639</text:p>
          </table:table-cell>
          <table:table-cell office:value-type="float" office:value="121">
            <text:p>12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526.68798">
            <text:p>526,68798</text:p>
          </table:table-cell>
          <table:table-cell office:value-type="float" office:value="122">
            <text:p>12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488.67485">
            <text:p>488,67485</text:p>
          </table:table-cell>
          <table:table-cell office:value-type="float" office:value="123">
            <text:p>12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2095.10071">
            <text:p>2095,10071</text:p>
          </table:table-cell>
          <table:table-cell office:value-type="float" office:value="126">
            <text:p>126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144.2651">
            <text:p>1144,2651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75.23788">
            <text:p>175,23788</text:p>
          </table:table-cell>
          <table:table-cell office:value-type="float" office:value="128">
            <text:p>128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284.02541">
            <text:p>284,02541</text:p>
          </table:table-cell>
          <table:table-cell office:value-type="float" office:value="129">
            <text:p>12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339.41914">
            <text:p>339,41914</text:p>
          </table:table-cell>
          <table:table-cell office:value-type="float" office:value="132">
            <text:p>13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38.46319">
            <text:p>38,46319</text:p>
          </table:table-cell>
          <table:table-cell office:value-type="float" office:value="133">
            <text:p>133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265.4151">
            <text:p>265,4151</text:p>
          </table:table-cell>
          <table:table-cell office:value-type="float" office:value="134">
            <text:p>13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221.31021">
            <text:p>221,31021</text:p>
          </table:table-cell>
          <table:table-cell office:value-type="float" office:value="135">
            <text:p>13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617.41434">
            <text:p>617,41434</text:p>
          </table:table-cell>
          <table:table-cell office:value-type="float" office:value="136">
            <text:p>136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386.40648">
            <text:p>386,40648</text:p>
          </table:table-cell>
          <table:table-cell office:value-type="float" office:value="137">
            <text:p>13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32.20238">
            <text:p>132,20238</text:p>
          </table:table-cell>
          <table:table-cell office:value-type="float" office:value="138">
            <text:p>138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208.77122">
            <text:p>208,77122</text:p>
          </table:table-cell>
          <table:table-cell office:value-type="float" office:value="140">
            <text:p>14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270.55427">
            <text:p>270,55427</text:p>
          </table:table-cell>
          <table:table-cell office:value-type="float" office:value="141">
            <text:p>14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11.3865">
            <text:p>111,3865</text:p>
          </table:table-cell>
          <table:table-cell office:value-type="float" office:value="142">
            <text:p>142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744.29434">
            <text:p>744,29434</text:p>
          </table:table-cell>
          <table:table-cell office:value-type="float" office:value="146">
            <text:p>146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524.39175">
            <text:p>524,39175</text:p>
          </table:table-cell>
          <table:table-cell office:value-type="float" office:value="148">
            <text:p>148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863.63023">
            <text:p>1863,63023</text:p>
          </table:table-cell>
          <table:table-cell office:value-type="float" office:value="152">
            <text:p>15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28.54566">
            <text:p>28,54566</text:p>
          </table:table-cell>
          <table:table-cell office:value-type="float" office:value="153">
            <text:p>15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280.81925">
            <text:p>280,8192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303.88702">
            <text:p>303,887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440.29383">
            <text:p>440,2938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89.90729">
            <text:p>1889,90729</text:p>
          </table:table-cell>
          <table:table-cell office:value-type="float" office:value="151">
            <text:p>151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326.07373">
            <text:p>326,07373</text:p>
          </table:table-cell>
          <table:table-cell office:value-type="float" office:value="143">
            <text:p>143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b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fléché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Couloir de bus cyclab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Couloir de bus cyclab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Couloir de bus cyclab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Couloir de bus cyclab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Couloir de bus cyclab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vert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vert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vert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vert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vert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vert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vert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vert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vert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vert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vert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vert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vert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vert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vert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vert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string">
            <text:p>Voie unidirectionnell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6">06/02/2014</text:date>, <text:time>16:1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80" meta:object-count="0"/>
    <meta:generator>OpenOffice/4.0.1$Win32 OpenOffice.org_project/401m5$Build-9714</meta:generator>
  </office:meta>
</office:document-meta>
</file>